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7299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 style:data-style-name="N130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30"/>
    <style:style style:name="ce5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F3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2" table:default-cell-style-name="ce6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Band</text:p>
          </table:table-cell>
          <table:table-cell table:style-name="ce3" office:value-type="string" calcext:value-type="string">
            <text:p>Frequency</text:p>
          </table:table-cell>
          <table:table-cell table:style-name="ce1" office:value-type="string" calcext:value-type="string">
            <text:p>Vel Factor</text:p>
          </table:table-cell>
          <table:table-cell table:style-name="ce5" office:value-type="string" calcext:value-type="string">
            <text:p>cSeparationLength</text:p>
          </table:table-cell>
          <table:table-cell table:style-name="ce5" office:value-type="string" calcext:value-type="string">
            <text:p>c84Degree</text:p>
          </table:table-cell>
          <table:table-cell table:style-name="ce1" office:value-type="string" calcext:value-type="string">
            <text:p>WireLen(ft)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80 CW</text:p>
          </table:table-cell>
          <table:table-cell table:style-name="ce4" office:value-type="float" office:value="3.525" calcext:value-type="float">
            <text:p>0003.5250</text:p>
          </table:table-cell>
          <table:table-cell office:value-type="float" office:value="0.84" calcext:value-type="float">
            <text:p>0.84</text:p>
          </table:table-cell>
          <table:table-cell table:formula="of:=ROUND((([.$C2]*300)/[.$B2])*12;4)&amp;&quot; / &quot;&amp;ROUND(([.$C2]*300)/[.$B2];4)" office:value-type="string" office:string-value="857.8723 / 71.4894" calcext:value-type="string">
            <text:p>857.8723 / 71.4894</text:p>
          </table:table-cell>
          <table:table-cell table:formula="of:=(84*[.$B2])/90" office:value-type="float" office:value="3.29" calcext:value-type="float">
            <text:p>003.2900</text:p>
          </table:table-cell>
          <table:table-cell office:value-type="float" office:value="62.43" calcext:value-type="float">
            <text:p>62.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80 Phone</text:p>
          </table:table-cell>
          <table:table-cell table:style-name="ce4" office:value-type="float" office:value="3.8" calcext:value-type="float">
            <text:p>0003.8000</text:p>
          </table:table-cell>
          <table:table-cell office:value-type="float" office:value="0.84" calcext:value-type="float">
            <text:p>0.84</text:p>
          </table:table-cell>
          <table:table-cell table:formula="of:=ROUND((([.$C3]*300)/[.$B3])*12;4)&amp;&quot; / &quot;&amp;ROUND(([.$C3]*300)/[.$B3];4)" office:value-type="string" office:string-value="795.7895 / 66.3158" calcext:value-type="string">
            <text:p>795.7895 / 66.3158</text:p>
          </table:table-cell>
          <table:table-cell table:formula="of:=(84*[.$B3])/90" office:value-type="float" office:value="3.54666666666667" calcext:value-type="float">
            <text:p>003.5467</text:p>
          </table:table-cell>
          <table:table-cell office:value-type="float" office:value="62.43" calcext:value-type="float">
            <text:p>62.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0 CW</text:p>
          </table:table-cell>
          <table:table-cell table:style-name="ce4" office:value-type="float" office:value="7.075" calcext:value-type="float">
            <text:p>0007.0750</text:p>
          </table:table-cell>
          <table:table-cell office:value-type="float" office:value="0.84" calcext:value-type="float">
            <text:p>0.84</text:p>
          </table:table-cell>
          <table:table-cell table:formula="of:=ROUND((([.$C4]*300)/[.$B4])*12;4)&amp;&quot; / &quot;&amp;ROUND(([.$C4]*300)/[.$B4];4)" office:value-type="string" office:string-value="427.4205 / 35.6184" calcext:value-type="string">
            <text:p>427.4205 / 35.6184</text:p>
          </table:table-cell>
          <table:table-cell table:formula="of:=(84*[.$B4])/90" office:value-type="float" office:value="6.60333333333333" calcext:value-type="float">
            <text:p>006.6033</text:p>
          </table:table-cell>
          <table:table-cell office:value-type="float" office:value="33.46" calcext:value-type="float">
            <text:p>33.4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0 Phone</text:p>
          </table:table-cell>
          <table:table-cell table:style-name="ce4" office:value-type="float" office:value="7.2" calcext:value-type="float">
            <text:p>0007.2000</text:p>
          </table:table-cell>
          <table:table-cell office:value-type="float" office:value="0.84" calcext:value-type="float">
            <text:p>0.84</text:p>
          </table:table-cell>
          <table:table-cell table:formula="of:=ROUND((([.$C5]*300)/[.$B5])*12;4)&amp;&quot; / &quot;&amp;ROUND(([.$C5]*300)/[.$B5];4)" office:value-type="string" office:string-value="420 / 35" calcext:value-type="string">
            <text:p>420 / 35</text:p>
          </table:table-cell>
          <table:table-cell table:formula="of:=(84*[.$B5])/90" office:value-type="float" office:value="6.72" calcext:value-type="float">
            <text:p>006.7200</text:p>
          </table:table-cell>
          <table:table-cell office:value-type="float" office:value="33.46" calcext:value-type="float">
            <text:p>33.4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0 CW</text:p>
          </table:table-cell>
          <table:table-cell table:style-name="ce4" office:value-type="float" office:value="10.125" calcext:value-type="float">
            <text:p>0010.1250</text:p>
          </table:table-cell>
          <table:table-cell office:value-type="float" office:value="0.84" calcext:value-type="float">
            <text:p>0.84</text:p>
          </table:table-cell>
          <table:table-cell table:formula="of:=ROUND((([.$C6]*300)/[.$B6])*12;4)&amp;&quot; / &quot;&amp;ROUND(([.$C6]*300)/[.$B6];4)" office:value-type="string" office:string-value="298.6667 / 24.8889" calcext:value-type="string">
            <text:p>298.6667 / 24.8889</text:p>
          </table:table-cell>
          <table:table-cell table:formula="of:=(84*[.$B6])/90" office:value-type="float" office:value="9.45" calcext:value-type="float">
            <text:p>009.45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 CW</text:p>
          </table:table-cell>
          <table:table-cell table:style-name="ce4" office:value-type="float" office:value="14.1" calcext:value-type="float">
            <text:p>0014.1000</text:p>
          </table:table-cell>
          <table:table-cell office:value-type="float" office:value="0.84" calcext:value-type="float">
            <text:p>0.84</text:p>
          </table:table-cell>
          <table:table-cell table:formula="of:=ROUND((([.$C7]*300)/[.$B7])*12;4)&amp;&quot; / &quot;&amp;ROUND(([.$C7]*300)/[.$B7];4)" office:value-type="string" office:string-value="214.4681 / 17.8723" calcext:value-type="string">
            <text:p>214.4681 / 17.8723</text:p>
          </table:table-cell>
          <table:table-cell table:formula="of:=(84*[.$B7])/90" office:value-type="float" office:value="13.16" calcext:value-type="float">
            <text:p>013.1600</text:p>
          </table:table-cell>
          <table:table-cell office:value-type="float" office:value="16.79" calcext:value-type="float">
            <text:p>16.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 Phone</text:p>
          </table:table-cell>
          <table:table-cell table:style-name="ce4" office:value-type="float" office:value="14.225" calcext:value-type="float">
            <text:p>0014.2250</text:p>
          </table:table-cell>
          <table:table-cell office:value-type="float" office:value="0.84" calcext:value-type="float">
            <text:p>0.84</text:p>
          </table:table-cell>
          <table:table-cell table:formula="of:=ROUND((([.$C8]*300)/[.$B8])*12;4)&amp;&quot; / &quot;&amp;ROUND(([.$C8]*300)/[.$B8];4)" office:value-type="string" office:string-value="212.5835 / 17.7153" calcext:value-type="string">
            <text:p>212.5835 / 17.7153</text:p>
          </table:table-cell>
          <table:table-cell table:formula="of:=(84*[.$B8])/90" office:value-type="float" office:value="13.2766666666667" calcext:value-type="float">
            <text:p>013.2767</text:p>
          </table:table-cell>
          <table:table-cell office:value-type="float" office:value="16.79" calcext:value-type="float">
            <text:p>16.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7 CW</text:p>
          </table:table-cell>
          <table:table-cell table:style-name="ce4" office:value-type="float" office:value="18.1" calcext:value-type="float">
            <text:p>0018.1000</text:p>
          </table:table-cell>
          <table:table-cell office:value-type="float" office:value="0.84" calcext:value-type="float">
            <text:p>0.84</text:p>
          </table:table-cell>
          <table:table-cell table:formula="of:=ROUND((([.$C9]*300)/[.$B9])*12;4)&amp;&quot; / &quot;&amp;ROUND(([.$C9]*300)/[.$B9];4)" office:value-type="string" office:string-value="167.0718 / 13.9227" calcext:value-type="string">
            <text:p>167.0718 / 13.9227</text:p>
          </table:table-cell>
          <table:table-cell table:formula="of:=(84*[.$B9])/90" office:value-type="float" office:value="16.8933333333333" calcext:value-type="float">
            <text:p>016.8933</text:p>
          </table:table-cell>
          <table:table-cell office:value-type="float" office:value="13.12" calcext:value-type="float">
            <text:p>13.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7 Phone</text:p>
          </table:table-cell>
          <table:table-cell table:style-name="ce4" office:value-type="float" office:value="18.14" calcext:value-type="float">
            <text:p>0018.1400</text:p>
          </table:table-cell>
          <table:table-cell office:value-type="float" office:value="0.84" calcext:value-type="float">
            <text:p>0.84</text:p>
          </table:table-cell>
          <table:table-cell table:formula="of:=ROUND((([.$C10]*300)/[.$B10])*12;4)&amp;&quot; / &quot;&amp;ROUND(([.$C10]*300)/[.$B10];4)" office:value-type="string" office:string-value="166.7034 / 13.892" calcext:value-type="string">
            <text:p>166.7034 / 13.892</text:p>
          </table:table-cell>
          <table:table-cell table:formula="of:=(84*[.$B10])/90" office:value-type="float" office:value="16.9306666666667" calcext:value-type="float">
            <text:p>016.9307</text:p>
          </table:table-cell>
          <table:table-cell office:value-type="float" office:value="13.12" calcext:value-type="float">
            <text:p>13.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5 CW</text:p>
          </table:table-cell>
          <table:table-cell table:style-name="ce4" office:value-type="float" office:value="21.1" calcext:value-type="float">
            <text:p>0021.1000</text:p>
          </table:table-cell>
          <table:table-cell office:value-type="float" office:value="0.84" calcext:value-type="float">
            <text:p>0.84</text:p>
          </table:table-cell>
          <table:table-cell table:formula="of:=ROUND((([.$C11]*300)/[.$B11])*12;4)&amp;&quot; / &quot;&amp;ROUND(([.$C11]*300)/[.$B11];4)" office:value-type="string" office:string-value="143.3175 / 11.9431" calcext:value-type="string">
            <text:p>143.3175 / 11.9431</text:p>
          </table:table-cell>
          <table:table-cell table:formula="of:=(84*[.$B11])/90" office:value-type="float" office:value="19.6933333333333" calcext:value-type="float">
            <text:p>019.6933</text:p>
          </table:table-cell>
          <table:table-cell office:value-type="float" office:value="11.5" calcext:value-type="float">
            <text:p>11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5 Phone</text:p>
          </table:table-cell>
          <table:table-cell table:style-name="ce4" office:value-type="float" office:value="21.3" calcext:value-type="float">
            <text:p>0021.3000</text:p>
          </table:table-cell>
          <table:table-cell office:value-type="float" office:value="0.84" calcext:value-type="float">
            <text:p>0.84</text:p>
          </table:table-cell>
          <table:table-cell table:formula="of:=ROUND((([.$C12]*300)/[.$B12])*12;4)&amp;&quot; / &quot;&amp;ROUND(([.$C12]*300)/[.$B12];4)" office:value-type="string" office:string-value="141.9718 / 11.831" calcext:value-type="string">
            <text:p>141.9718 / 11.831</text:p>
          </table:table-cell>
          <table:table-cell table:formula="of:=(84*[.$B12])/90" office:value-type="float" office:value="19.88" calcext:value-type="float">
            <text:p>019.8800</text:p>
          </table:table-cell>
          <table:table-cell office:value-type="float" office:value="11.5" calcext:value-type="float">
            <text:p>11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2 CW</text:p>
          </table:table-cell>
          <table:table-cell table:style-name="ce4" office:value-type="float" office:value="24.9" calcext:value-type="float">
            <text:p>0024.9000</text:p>
          </table:table-cell>
          <table:table-cell office:value-type="float" office:value="0.84" calcext:value-type="float">
            <text:p>0.84</text:p>
          </table:table-cell>
          <table:table-cell table:formula="of:=ROUND((([.$C13]*300)/[.$B13])*12;4)&amp;&quot; / &quot;&amp;ROUND(([.$C13]*300)/[.$B13];4)" office:value-type="string" office:string-value="121.4458 / 10.1205" calcext:value-type="string">
            <text:p>121.4458 / 10.1205</text:p>
          </table:table-cell>
          <table:table-cell table:formula="of:=(84*[.$B13])/90" office:value-type="float" office:value="23.24" calcext:value-type="float">
            <text:p>023.2400</text:p>
          </table:table-cell>
          <table:table-cell office:value-type="float" office:value="9.38" calcext:value-type="float">
            <text:p>9.3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2 Phone</text:p>
          </table:table-cell>
          <table:table-cell table:style-name="ce4" office:value-type="float" office:value="24.95" calcext:value-type="float">
            <text:p>0024.9500</text:p>
          </table:table-cell>
          <table:table-cell office:value-type="float" office:value="0.84" calcext:value-type="float">
            <text:p>0.84</text:p>
          </table:table-cell>
          <table:table-cell table:formula="of:=ROUND((([.$C14]*300)/[.$B14])*12;4)&amp;&quot; / &quot;&amp;ROUND(([.$C14]*300)/[.$B14];4)" office:value-type="string" office:string-value="121.2024 / 10.1002" calcext:value-type="string">
            <text:p>121.2024 / 10.1002</text:p>
          </table:table-cell>
          <table:table-cell table:formula="of:=(84*[.$B14])/90" office:value-type="float" office:value="23.2866666666667" calcext:value-type="float">
            <text:p>023.2867</text:p>
          </table:table-cell>
          <table:table-cell office:value-type="float" office:value="9.38" calcext:value-type="float">
            <text:p>9.3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0 CW</text:p>
          </table:table-cell>
          <table:table-cell table:style-name="ce4" office:value-type="float" office:value="28.1" calcext:value-type="float">
            <text:p>0028.1000</text:p>
          </table:table-cell>
          <table:table-cell office:value-type="float" office:value="0.84" calcext:value-type="float">
            <text:p>0.84</text:p>
          </table:table-cell>
          <table:table-cell table:formula="of:=ROUND((([.$C15]*300)/[.$B15])*12;4)&amp;&quot; / &quot;&amp;ROUND(([.$C15]*300)/[.$B15];4)" office:value-type="string" office:string-value="107.6157 / 8.968" calcext:value-type="string">
            <text:p>107.6157 / 8.968</text:p>
          </table:table-cell>
          <table:table-cell table:formula="of:=(84*[.$B15])/90" office:value-type="float" office:value="26.2266666666667" calcext:value-type="float">
            <text:p>026.2267</text:p>
          </table:table-cell>
          <table:table-cell office:value-type="float" office:value="7.9" calcext:value-type="float">
            <text:p>7.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0 Phone</text:p>
          </table:table-cell>
          <table:table-cell table:style-name="ce4" office:value-type="float" office:value="29.5" calcext:value-type="float">
            <text:p>0029.5000</text:p>
          </table:table-cell>
          <table:table-cell office:value-type="float" office:value="0.84" calcext:value-type="float">
            <text:p>0.84</text:p>
          </table:table-cell>
          <table:table-cell table:formula="of:=ROUND((([.$C16]*300)/[.$B16])*12;4)&amp;&quot; / &quot;&amp;ROUND(([.$C16]*300)/[.$B16];4)" office:value-type="string" office:string-value="102.5085 / 8.5424" calcext:value-type="string">
            <text:p>102.5085 / 8.5424</text:p>
          </table:table-cell>
          <table:table-cell table:formula="of:=(84*[.$B16])/90" office:value-type="float" office:value="27.5333333333333" calcext:value-type="float">
            <text:p>027.5333</text:p>
          </table:table-cell>
          <table:table-cell office:value-type="float" office:value="7.9" calcext:value-type="float">
            <text:p>7.9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51" calcext:value-type="float">
            <text:p>0051.0000</text:p>
          </table:table-cell>
          <table:table-cell office:value-type="float" office:value="0.84" calcext:value-type="float">
            <text:p>0.84</text:p>
          </table:table-cell>
          <table:table-cell table:formula="of:=ROUND((([.$C17]*300)/[.$B17])*12;4)&amp;&quot; / &quot;&amp;ROUND(([.$C17]*300)/[.$B17];4)" office:value-type="string" office:string-value="59.2941 / 4.9412" calcext:value-type="string">
            <text:p>59.2941 / 4.9412</text:p>
          </table:table-cell>
          <table:table-cell table:formula="of:=(84*[.$B17])/90" office:value-type="float" office:value="47.6" calcext:value-type="float">
            <text:p>047.6000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52.5" calcext:value-type="float">
            <text:p>0052.5000</text:p>
          </table:table-cell>
          <table:table-cell office:value-type="float" office:value="0.84" calcext:value-type="float">
            <text:p>0.84</text:p>
          </table:table-cell>
          <table:table-cell table:formula="of:=ROUND((([.$C18]*300)/[.$B18])*12;4)&amp;&quot; / &quot;&amp;ROUND(([.$C18]*300)/[.$B18];4)" office:value-type="string" office:string-value="57.6 / 4.8" calcext:value-type="string">
            <text:p>57.6 / 4.8</text:p>
          </table:table-cell>
          <table:table-cell table:formula="of:=(84*[.$B18])/90" office:value-type="float" office:value="49" calcext:value-type="float">
            <text:p>049.0000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53" calcext:value-type="float">
            <text:p>0053.0000</text:p>
          </table:table-cell>
          <table:table-cell office:value-type="float" office:value="0.84" calcext:value-type="float">
            <text:p>0.84</text:p>
          </table:table-cell>
          <table:table-cell table:formula="of:=ROUND((([.$C19]*300)/[.$B19])*12;4)&amp;&quot; / &quot;&amp;ROUND(([.$C19]*300)/[.$B19];4)" office:value-type="string" office:string-value="57.0566 / 4.7547" calcext:value-type="string">
            <text:p>57.0566 / 4.7547</text:p>
          </table:table-cell>
          <table:table-cell table:formula="of:=(84*[.$B19])/90" office:value-type="float" office:value="49.4666666666667" calcext:value-type="float">
            <text:p>049.4667</text:p>
          </table:table-cell>
          <table:table-cell table:number-columns-repeated="16379"/>
        </table:table-row>
        <table:table-row table:style-name="ro2" table:number-rows-repeated="3">
          <table:table-cell/>
          <table:table-cell table:style-name="ce4"/>
          <table:table-cell table:number-columns-repeated="16382"/>
        </table:table-row>
        <table:table-row table:style-name="ro2">
          <table:table-cell table:style-name="ce8" office:value-type="string" calcext:value-type="string" table:number-columns-spanned="5" table:number-rows-spanned="14">
            <text:p>All Calculations in Column D are for 90 Degrees Inch on Left / Ft on Right, Column E is used to calculate an 84 Degree Delay Line using a SWR Meter with shorted COAX.</text:p>
            <text:p>COAX used is RG8X for Velocity Factor</text:p>
            <text:p/>
            <text:p>PhaseLineCalc = (VelocityF*300)/FMHZ</text:p>
            <text:p>84DegreeDelayLine = (84*FMHZ)/90</text:p>
            <text:p>dipoleLenMeter=142.58/freqMhZ</text:p>
            <text:p>dipoleLenFt=468/freqMhz</text:p>
            <text:p>meters=ft*0.3048</text:p>
            <text:p>Ft = mX3.281</text:p>
            <text:p/>
            <text:p>Add 5% (0.05) to length for reflector length to wire length</text:p>
            <text:p>Sub 5% (0.05) from length for director every element from wire length (n-1)</text:p>
            <text:p/>
            <text:p>References:</text:p>
            <text:p><text:a xlink:href="https://www.hamuniverse.com/n4jteverticalarray.html" xlink:type="simple">https://www.hamuniverse.com/n4jteverticalarray.html</text:a></text:p>
            <text:p><text:a xlink:href="https://www.egloff.eu/index.php?Itemid=136&amp;id=4&amp;lang=en&amp;option=com_content&amp;view=article" xlink:type="simple">https://www.egloff.eu/index.php?Itemid=136&amp;id=4&amp;lang=en&amp;option=com_content&amp;view=article</text:a></text:p>
          </table:table-cell>
          <table:covered-table-cell table:style-name="ce4"/>
          <table:covered-table-cell table:number-columns-repeated="3"/>
          <table:table-cell table:number-columns-repeated="16379"/>
        </table:table-row>
        <table:table-row table:style-name="ro2">
          <table:covered-table-cell/>
          <table:covered-table-cell table:style-name="ce4"/>
          <table:covered-table-cell table:number-columns-repeated="3"/>
          <table:table-cell table:number-columns-repeated="16379"/>
        </table:table-row>
        <table:table-row table:style-name="ro2">
          <table:covered-table-cell/>
          <table:covered-table-cell table:style-name="ce4"/>
          <table:covered-table-cell table:number-columns-repeated="3"/>
          <table:table-cell table:number-columns-repeated="16379"/>
        </table:table-row>
        <table:table-row table:style-name="ro2">
          <table:covered-table-cell/>
          <table:covered-table-cell table:style-name="ce4"/>
          <table:covered-table-cell table:number-columns-repeated="3"/>
          <table:table-cell table:number-columns-repeated="16379"/>
        </table:table-row>
        <table:table-row table:style-name="ro2">
          <table:covered-table-cell/>
          <table:covered-table-cell table:style-name="ce4"/>
          <table:covered-table-cell table:number-columns-repeated="3"/>
          <table:table-cell table:number-columns-repeated="16379"/>
        </table:table-row>
        <table:table-row table:style-name="ro2">
          <table:covered-table-cell table:style-name="ce8"/>
          <table:covered-table-cell table:number-columns-repeated="4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3"/>
    </number:number-style>
    <number:number-style style:name="N130">
      <number:number number:decimal-places="4" number:min-decimal-places="4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 style:data-style-name="N2" text:time-value="09:38:14.43700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05:51:50.055668143</meta:creation-date>
    <dc:date>2026-04-12T10:36:15.212856924</dc:date>
    <meta:editing-duration>PT39M33S</meta:editing-duration>
    <meta:editing-cycles>8</meta:editing-cycles>
    <meta:generator>LibreOffice/24.2.7.2$Linux_X86_64 LibreOffice_project/420$Build-2</meta:generator>
    <meta:print-date>2026-04-12T10:29:37.842960106</meta:print-date>
    <meta:document-statistic meta:table-count="1" meta:cell-count="111" meta:object-count="0"/>
  </office:meta>
</office:document-meta>
</file>